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2614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ac5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6486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6f64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officeooo:rsid="047da547"/>
    </style:style>
    <style:style style:name="T2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aace3c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officeooo:rsid="0cf7e116"/>
    </style:style>
    <style:style style:name="T326" style:family="text">
      <style:text-properties officeooo:rsid="0b952edb"/>
    </style:style>
    <style:style style:name="T327" style:family="text">
      <style:text-properties loext:padding="0.049cm" loext:border="0.31pt solid #000000"/>
    </style:style>
    <style:style style:name="T328" style:family="text">
      <style:text-properties officeooo:rsid="0eef9ccc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5" style:family="text">
      <style:text-properties fo:color="#808080" loext:opacity="100%" style:font-name="Liberation Sans" fo:font-size="12pt" style:font-size-asian="12pt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officeooo:rsid="0f72614b"/>
    </style:style>
    <style:style style:name="T354" style:family="text">
      <style:text-properties officeooo:rsid="0f765c3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54">Dez</text:span><text:span text:style-name="T353">e </text:span><text:span text:style-name="T279">LTS-versie (</text:span><text:span text:style-name="T280">LTS </text:span><text:span text:style-name="T291">is </text:span><text:span text:style-name="T279">Long-Term Support, langetermijnondersteuning)</text:span><text:span text:style-name="T289"> </text:span><text:span text:style-name="T279">wordt </text:span><text:span text:style-name="T287">vanaf vrijgave </text:span><text:span text:style-name="T286">vijf</text:span><text:span text:style-name="T279"> jaar onder</text:span><text:span text:style-name="T288">houden </text:span><text:span text:style-name="T290">(</text:span><text:span text:style-name="T285">augustus 2021</text:span><text:span text:style-name="T288"> </text:span><text:span text:style-name="T279">tot </text:span><text:span text:style-name="T285">augustus</text:span><text:span text:style-name="T281"> </text:span><text:span text:style-name="T279">202</text:span><text:span text:style-name="T282">6</text:span><text:span text:style-name="T290">)</text:span><text:span text:style-name="T283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2">voor</text:span><text:span text:style-name="T293"> </text:span><text:span text:style-name="T294">deze en andere </text:span><text:span text:style-name="T295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6">(zie toelichting)</text:span><text:span text:style-name="T19">:</text:span></text:p>
      <text:p text:style-name="P31"><text:span text:style-name="Definition"><text:span text:style-name="T298">g</text:span></text:span><text:span text:style-name="Definition"><text:span text:style-name="T297">ebruiker</text:span></text:span><text:span text:style-name="Definition"><text:span text:style-name="T301"><text:tab/><text:tab/></text:span></text:span><text:span text:style-name="Definition"><text:span text:style-name="T317"> <text:tab/><text:tab/></text:span></text:span><text:span text:style-name="T302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2"><text:tab/></text:span><text:span text:style-name="T303">(</text:span><text:span text:style-name="T299">volledige naam, bijv. </text:span><text:span text:style-name="T315">J</text:span><text:span text:style-name="T316">a</text:span><text:span text:style-name="T315">n </text:span><text:span text:style-name="T316">Jansen</text:span><text:span text:style-name="T300">)</text:span></text:p>
      <text:p text:style-name="Standard"><text:span text:style-name="Definition"><text:span text:style-name="T298">g</text:span></text:span><text:span text:style-name="Definition"><text:span text:style-name="T297">ebruikersnaam<text:tab/></text:span></text:span><text:span text:style-name="Definition"><text:span text:style-name="T297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7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5">c</text:span></text:span><text:span text:style-name="Definition"><text:span text:style-name="T304">omputernaam<text:tab/><text:tab/></text:span></text:span><text:span text:style-name="Definition"><text:span text:style-name="T302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naam van de compute</text:span></text:span><text:span text:style-name="Definition"><text:span text:style-name="T310">r, </text:span></text:span><text:span text:style-name="Definition"><text:span text:style-name="T311">bijv. p</text:span></text:span><text:span text:style-name="Definition"><text:span text:style-name="T312">c02</text:span></text:span><text:span text:style-name="Definition"><text:span text:style-name="T308">)</text:span></text:span></text:p>
      <text:p text:style-name="P30"><text:span text:style-name="Definition"><text:span text:style-name="T298">o</text:span></text:span><text:span text:style-name="Definition"><text:span text:style-name="T297">pstartmenu</text:span></text:span><text:span text:style-name="Definition"><text:span text:style-name="T302"><text:tab/><text:tab/><text:tab/></text:span></text:span><text:span text:style-name="Definition"><text:span text:style-name="T302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to</text:span></text:span><text:span text:style-name="Definition"><text:span text:style-name="T313">ets voor het opstartmedium</text:span></text:span><text:span text:style-name="Definition"><text:span text:style-name="T314">)</text:span></text:span></text:p>
      <text:p text:style-name="P30"><text:span text:style-name="Definition"><text:span text:style-name="T306">i</text:span></text:span><text:span text:style-name="Definition"><text:span text:style-name="T307">nstellingen</text:span></text:span><text:span text:style-name="T308"><text:tab/> <text:tab/><text:tab/></text:span><text:span text:style-name="T308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8"><text:tab/>(</text:span><text:span text:style-name="T309">toets voor het BIOS/UEFI-scherm</text:span><text:span text:style-name="T308">)</text:span></text:p>
      <text:p text:style-name="P33"><text:span text:style-name="Definition"><text:span text:style-name="T333">g</text:span></text:span><text:span text:style-name="Definition"><text:span text:style-name="T332">ebruiker</text:span></text:span><text:span text:style-name="Definition"><text:span text:style-name="T334">2</text:span></text:span><text:span text:style-name="Definition"><text:span text:style-name="T335"><text:tab/></text:span></text:span><text:span text:style-name="Definition"><text:span text:style-name="T345"> <text:tab/><text:tab/></text:span></text:span><text:span text:style-name="T336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6"><text:tab/></text:span><text:span text:style-name="T337">(</text:span><text:span text:style-name="T338">volledige naam </text:span><text:span text:style-name="T339">evt. 2</text:span><text:span text:style-name="T346">e</text:span><text:span text:style-name="T339"> gebruiker</text:span><text:span text:style-name="T340">)</text:span></text:p>
      <text:p text:style-name="P80"><text:span text:style-name="Definition"><text:span text:style-name="T333">g</text:span></text:span><text:span text:style-name="Definition"><text:span text:style-name="T332">ebruikersnaam</text:span></text:span><text:span text:style-name="Definition"><text:span text:style-name="T334">2</text:span></text:span><text:span text:style-name="Definition"><text:span text:style-name="T341"><text:tab/></text:span></text:span><text:span text:style-name="Definition"><text:span text:style-name="T341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1"><text:tab/></text:span></text:span><text:span text:style-name="T342">(korte naam</text:span><text:span text:style-name="T343"> </text:span><text:span text:style-name="T344">evt. 2</text:span><text:span text:style-name="T347">e</text:span><text:span text:style-name="T344"> gebruiker</text:span><text:span text:style-name="T342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2075636105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75909148251935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8">Vanaf ee</text:span>n Live <text:span text:style-name="T320">USB-stick </text:span><text:span text:style-name="T328">(</text:span><text:span text:style-name="T320">of </text:span><text:span text:style-name="T328">cd/dvd</text:span><text:span text:style-name="T284">)</text:span><text:span text:style-name="T321"> </text:span>kunt <text:span text:style-name="T318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2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75909155075097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75908858112237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7">Super</text:span>-toets <text:span text:style-name="T245">is </text:span>de Windows<text:span text:style-name="T325">-</text:span><text:span text:style-name="T326">toets</text:span>, <text:span text:style-name="T325">C</text:span>ommand-<text:span text:style-name="T326">toets</text:span>, of <text:span text:style-name="T325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8">Geschreven </text:span></text:span><text:span text:style-name="Emphasis"><text:span text:style-name="T352">in </text:span></text:span><text:span text:style-name="Emphasis"><text:span text:style-name="T351">2021 </text:span></text:span><text:span text:style-name="Emphasis"><text:span text:style-name="T34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9">Karel Zimmer</text:span></text:span></text:a><text:span text:style-name="Emphasis"><text:span text:style-name="T34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0">Creative Commons Publiek Domein Verklaring</text:span></text:span></text:a><text:span text:style-name="Emphasis"><text:span text:style-name="T3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28T07:59:08.024007235">28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8T07:59:07.893315378</dc:date>
    <meta:keyword>Installatie</meta:keyword>
    <meta:keyword>Checklist</meta:keyword>
    <meta:keyword>Linux</meta:keyword>
    <meta:editing-cycles>6682</meta:editing-cycles>
    <meta:editing-duration>P11DT18H31M1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4" meta:character-count="4948" meta:non-whitespace-character-count="4246"/>
    <meta:user-defined meta:name="Info 1"/>
    <meta:user-defined meta:name="Info 2"/>
    <meta:user-defined meta:name="Info 3"/>
    <meta:user-defined meta:name="Info 4"/>
  </office:meta>
</office:document-meta>
</file>